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8pt" style:font-size-asian="7pt" style:font-size-complex="8pt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Heading_20_2">
      <style:paragraph-properties fo:text-align="justify" style:justify-single-word="false"/>
      <style:text-properties style:font-name="Arial" fo:font-size="10pt" fo:font-weight="normal" style:font-size-asian="10pt" style:font-weight-asian="normal" style:font-name-complex="Arial" style:font-size-complex="10pt"/>
    </style:style>
    <style:style style:name="P4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 style:list-style-name="WW8Num3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fo:hyphenation-remain-char-count="2" fo:hyphenation-push-char-count="2"/>
    </style:style>
    <style:style style:name="P7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 style:list-style-name="WW8Num3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 style:list-style-name="WW8Num25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 style:list-style-name="WW8Num25">
      <style:paragraph-properties fo:text-align="justify" style:justify-single-word="false"/>
    </style:style>
    <style:style style:name="P11" style:family="paragraph" style:parent-style-name="Standard" style:list-style-name="WW8Num2">
      <style:paragraph-properties fo:text-align="justify" style:justify-single-word="false"/>
    </style:style>
    <style:style style:name="P12" style:family="paragraph" style:parent-style-name="Standard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" style:font-size-complex="10pt" fo:hyphenate="true" fo:hyphenation-remain-char-count="2" fo:hyphenation-push-char-count="2"/>
    </style:style>
    <style:style style:name="P13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-0.979cm"/>
          <style:tab-stop style:position="-0.953cm"/>
          <style:tab-stop style:position="-0.053cm"/>
          <style:tab-stop style:position="1.773cm"/>
        </style:tab-stops>
      </style:paragraph-properties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-1.005cm"/>
        </style:tab-stops>
      </style:paragraph-properties>
      <style:text-properties style:font-name="Courier New" fo:font-size="10pt" style:font-name-asian="Times New Roman" style:font-size-asian="10pt" style:font-name-complex="Courier New" style:font-size-complex="10pt"/>
    </style:style>
    <style:style style:name="P15" style:family="paragraph" style:parent-style-name="Standard" style:list-style-name="L1">
      <style:paragraph-properties fo:margin-left="2.54cm" fo:margin-right="0cm" fo:text-indent="-1.614cm" style:auto-text-indent="false">
        <style:tab-stops>
          <style:tab-stop style:position="-1.005cm"/>
        </style:tab-stops>
      </style:paragraph-properties>
    </style:style>
    <style:style style:name="P16" style:family="paragraph" style:parent-style-name="Standard" style:list-style-name="L1">
      <style:paragraph-properties fo:margin-left="2.54cm" fo:margin-right="0cm" fo:text-indent="-1.588cm" style:auto-text-indent="false">
        <style:tab-stops>
          <style:tab-stop style:position="-1.005cm"/>
        </style:tab-stops>
      </style:paragraph-properties>
    </style:style>
    <style:style style:name="P17" style:family="paragraph" style:parent-style-name="Standard" style:list-style-name="L1">
      <style:paragraph-properties fo:margin-left="1.614cm" fo:margin-right="0cm" fo:text-indent="-0.688cm" style:auto-text-indent="false">
        <style:tab-stops>
          <style:tab-stop style:position="-0.979cm"/>
          <style:tab-stop style:position="-0.953cm"/>
          <style:tab-stop style:position="-0.053cm"/>
          <style:tab-stop style:position="1.773cm"/>
        </style:tab-stops>
      </style:paragraph-properties>
    </style:style>
    <style:style style:name="P18" style:family="paragraph" style:parent-style-name="Standard" style:list-style-name="L1">
      <style:paragraph-properties fo:margin-left="1.614cm" fo:margin-right="0cm" fo:text-indent="-0.688cm" style:auto-text-indent="false">
        <style:tab-stops>
          <style:tab-stop style:position="-0.979cm"/>
          <style:tab-stop style:position="-0.953cm"/>
          <style:tab-stop style:position="-0.053cm"/>
          <style:tab-stop style:position="1.773cm"/>
        </style:tab-stops>
      </style:paragraph-properties>
      <style:text-properties fo:background-color="#ffff00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Contents_20_Heading" style:master-page-name="Standard">
      <style:paragraph-properties style:page-number="1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ize="10pt" fo:font-style="normal" style:font-size-asian="10pt" style:font-style-asian="normal" style:font-name-complex="Arial" style:font-size-complex="10pt" style:font-style-complex="normal"/>
    </style:style>
    <style:style style:name="T5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14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16" style:family="text">
      <style:text-properties fo:font-size="12pt" fo:font-style="normal" style:text-underline-style="solid" style:text-underline-width="auto" style:text-underline-color="font-color" style:font-size-asian="12pt" style:font-style-asian="normal" style:font-name-complex="Arial" style:font-size-complex="12pt" style:font-style-complex="normal"/>
    </style:style>
    <style:style style:name="T17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rial" style:font-name-complex="Arial"/>
    </style:style>
    <style:style style:name="T19" style:family="text">
      <style:text-properties style:font-name="Arial" fo:font-style="italic" style:font-style-asian="italic" style:font-name-complex="Arial"/>
    </style:style>
    <style:style style:name="T20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21" style:family="text">
      <style:text-properties style:font-name="Courier New" fo:font-size="10pt" fo:font-weight="bold" style:font-name-asian="Times New Roman" style:font-size-asian="10pt" style:font-weight-asian="bold" style:font-name-complex="Courier New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1">Índice</text:p>
          </text:index-title>
          <text:p text:style-name="P19">Hipótesis y supuestos<text:tab/>2</text:p>
          <text:p text:style-name="P22">Instalar.sh<text:tab/>2</text:p>
          <text:p text:style-name="P22">Fepini.sh <text:tab/>2</text:p>
          <text:p text:style-name="P22">Feponio.sh <text:tab/>2</text:p>
          <text:p text:style-name="P22">Mover.sh <text:tab/>2</text:p>
          <text:p text:style-name="P19">Problemas relevantes<text:tab/>3</text:p>
          <text:p text:style-name="P19">Archivo README<text:tab/>4</text:p>
          <text:p text:style-name="P19">Diagrama de Procesos<text:tab/>5</text:p>
          <text:p text:style-name="P19">Hoja de Ruta para la Correción<text:tab/>6</text:p>
          <text:p text:style-name="P19">Comandos solicitados<text:tab/>7</text:p>
          <text:p text:style-name="P19">Comandos Auxiliares<text:tab/>8</text:p>
          <text:p text:style-name="P19">Archivos Auxiliares<text:tab/>9</text:p>
          <text:p text:style-name="P19">Apéndice<text:tab/>10</text:p>
        </text:index-body>
      </text:table-of-content>
      <text:p text:style-name="TITULOS"><text:span text:style-name="titulo2"><text:span text:style-name="T1"/></text:span></text:p>
      <text:p text:style-name="TITULOS"><text:span text:style-name="titulo2"><text:span text:style-name="T1"/></text:span></text:p>
      <text:h text:style-name="P20" text:outline-level="1"><text:span text:style-name="titulo2"><text:span text:style-name="T1">Hipótesis y supuestos</text:span></text:span></text:h>
      <text:h text:style-name="Heading_20_2" text:outline-level="2"><text:span text:style-name="subtitulo_20_1"><text:span text:style-name="T17">Instalar.sh</text:span></text:span></text:h>
      <text:list xml:id="list1792832033" text:style-name="WW8Num2">
        <text:list-item>
          <text:p text:style-name="P4">Instalar.sh tiene permisos de ejecución.</text:p>
        </text:list-item>
        <text:list-item>
          <text:p text:style-name="P4">El archivo instalar.sh se encuentra en el directorio /home/user/grupo05, al igual que todo el contenido del archivo TP.tar.gz</text:p>
        </text:list-item>
        <text:list-item>
          <text:p text:style-name="P4"><text:span text:style-name="titulo2"><text:span text:style-name="T2">El instalador se ejecuta desde consola, escribiendo en el directorio mencionado anteriormente . ./instalar.sh</text:span></text:span></text:p>
        </text:list-item>
      </text:list>
      <text:h text:style-name="P2" text:outline-level="2"><text:span text:style-name="subtitulo_20_1"><text:span text:style-name="T15">Fepini.sh</text:span></text:span><text:span text:style-name="subtitulo_20_1"><text:span text:style-name="T10"><text:tab/></text:span></text:span></text:h>
      <text:list xml:id="list1771598027" text:continue-list="list1792832033" text:style-name="WW8Num3">
        <text:list-item>
          <text:p text:style-name="P5"><text:span text:style-name="T18">La ejecución del comando se inicia desde consola con </text:span><text:span text:style-name="T19">. ./fepini.sh</text:span><text:span text:style-name="T18">. Esto es así para que se puedan setear correctamente las variables de ambiente.</text:span></text:p>
        </text:list-item>
        <text:list-item>
          <text:p text:style-name="P5"><text:span text:style-name="T18">Las variables que setea fepini.sh, no son modificadas por el usuario, mientras se ejecuten comandos del tp.</text:span></text:p>
        </text:list-item>
      </text:list>
      <text:h text:style-name="P2" text:outline-level="2"><text:span text:style-name="subtitulo_20_1"><text:span text:style-name="T15">Feponio.sh</text:span></text:span><text:span text:style-name="subtitulo_20_1"><text:span text:style-name="T10"><text:tab/></text:span></text:span></text:h>
      <text:list xml:id="list633917638" text:continue-list="list1771598027" text:style-name="WW8Num2">
        <text:list-item>
          <text:p text:style-name="P4">El nombre <text:s/>de las facturas electrónicas que se encuentran en el directorio Arribos deben ser de 14 dígitos según el &lt;CAE&gt;. Es decir, que solo serán aceptados los nombres que tengan una longitud de 14 caracteres del 0 al 9.</text:p>
        </text:list-item>
        <text:list-item>
          <text:p text:style-name="P11"><text:span text:style-name="titulo2"><text:span text:style-name="T2">Se ejecutará feponio.sh <text:s/>el &amp;(</text:span></text:span><text:bookmark text:name="search"/><text:span text:style-name="titulo2"><text:span text:style-name="Emphasis"><text:span text:style-name="T14">ampersand</text:span></text:span></text:span><text:span text:style-name="titulo2"><text:span text:style-name="T12">) ya que por ser un demonio debe lanzarse y correr en “background”.</text:span></text:span></text:p>
        </text:list-item>
      </text:list>
      <text:h text:style-name="Heading_20_2" text:outline-level="2"><text:span text:style-name="subtitulo_20_1"><text:span text:style-name="T16">Mover.sh</text:span></text:span><text:span text:style-name="subtitulo_20_1"><text:span text:style-name="T4"><text:tab/></text:span></text:span></text:h>
      <text:list xml:id="list1473423141" text:continue-list="list633917638" text:style-name="WW8Num25">
        <text:list-item>
          <text:p text:style-name="P10"><text:span text:style-name="titulo2"><text:span text:style-name="T2">Para ejecutarlo hay que pasarle 2 parámetros obligatorios:</text:span></text:span></text:p>
          <text:p text:style-name="P10"><text:span text:style-name="titulo2"><text:span text:style-name="T2">- Input: <text:s/>serían el archivo a mover.</text:span></text:span></text:p>
          <text:p text:style-name="P10"><text:span text:style-name="titulo2"><text:span text:style-name="T2">- Output: el directorio al cual moverlo.</text:span></text:span></text:p>
          <text:p text:style-name="P10"><text:span text:style-name="titulo2"><text:span text:style-name="T2">Existe un tercer parámetro opcional:</text:span></text:span></text:p>
          <text:p text:style-name="P10"><text:span text:style-name="titulo2"><text:span text:style-name="T2">- logOpcional: se invoca para que grabe en el log. El comando termina su ejecución informando en el archivo de log.</text:span></text:span></text:p>
        </text:list-item>
      </text:list>
      <text:list xml:id="list880065773" text:style-name="WW8Num25">
        <text:list-item>
          <text:p text:style-name="P9">En el caso de incluir el tercer parámetro, se verifica si el comando existe, de lo contrario se informa en el log y se termina la ejecución.</text:p>
        </text:list-item>
        <text:list-item>
          <text:p text:style-name="P9">Tanto primer parámetro como el segundo, tienen que existir, si no se termina la ejecución y se informa en el log.</text:p>
        </text:list-item>
      </text:list>
      <text:h text:style-name="P3" text:outline-level="2"><text:span text:style-name="titulo2"><text:span text:style-name="T12"/></text:span></text:h>
      <text:h text:style-name="P20" text:outline-level="1"><text:span text:style-name="titulo2"><text:span text:style-name="T1">Problemas relevantes</text:span></text:span></text:h>
      <text:h text:style-name="P20" text:outline-level="1"><text:span text:style-name="titulo2"><text:span text:style-name="T1">Archivo README</text:span></text:span></text:h>
      <text:h text:style-name="Heading_20_2" text:outline-level="2"><text:span text:style-name="T8">Pasos de la instalación del tp</text:span></text:h>
      <text:list xml:id="list1671313410" text:style-name="L1">
        <text:list-item>
          <text:list>
            <text:list-item>
              <text:list>
                <text:list-item>
                  <text:p text:style-name="P16"><text:span text:style-name="T13">Inserte el dispositivo de almacenamiento con el contenido del trabajo práctico (cd,pen drive, etc).</text:span></text:p>
                </text:list-item>
                <text:list-item>
                  <text:p text:style-name="P15"><text:span text:style-name="T13">Crear en el directorio de usuario un subdirectorio grupo05. El path será: home/user/grupo05</text:span></text:p>
                </text:list-item>
                <text:list-item>
                  <text:p text:style-name="P15"><text:span text:style-name="T13">Copiar el archivo TP.tar.gz en el directorio que se nombró en el punto 2.</text:span></text:p>
                </text:list-item>
                <text:list-item>
                  <text:p text:style-name="P17"><text:span text:style-name="T13">Descomprimir el archivo TP.tar.gz para poder obtener un TP.tar. Se abre una termina en la ruta especificada en el punto 2 y se ejecuta el siguiente comando:</text:span></text:p>
                  <text:list>
                    <text:list-header>
                      <text:p text:style-name="P15"><text:span text:style-name="T13">$<text:tab/>tar xzvf TP.tar.gz </text:span></text:p>
                    </text:list-header>
                  </text:list>
                </text:list-item>
                <text:list-item>
                  <text:p text:style-name="P17"><text:span text:style-name="T13">Luego de descomprimir, ejecutaremos el instalar.sh desde el directorio actual.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3"><text:span text:style-name="T13"><text:tab/><text:tab/>$<text:tab/>./instalar.sh</text:span></text:p>
                                  <text:list>
                                    <text:list-header>
                                      <text:p text:style-name="P13"><text:span text:style-name="T13"><text:tab/>El instalar descomprime carpeta.tar generando la jerarquías de carpetas necesarias para el tp. </text:span></text:p>
                                    </text:list-header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<text:span text:style-name="T13">Una vez ejecutado el instalador.sh, nos dirigimos al subdirectorio comandos de la siguiente manera:</text:span></text:p>
                  <text:list>
                    <text:list-header>
                      <text:p text:style-name="P17"><text:span text:style-name="T13"><text:s/><text:tab/>$ cd</text:span></text:p>
                      <text:list>
                        <text:list-header>
                          <text:p text:style-name="P17"><text:span text:style-name="T13"><text:tab/>$ cd comandos</text:span></text:p>
                        </text:list-header>
                      </text:list>
                    </text:list-header>
                  </text:list>
                </text:list-item>
                <text:list-item>
                  <text:p text:style-name="P17"><text:span text:style-name="T13">Dentro de la ruta actual (home/user/grupo05/comandos), se procede a ejecutar los siguientes comandos, cada uno con sus respectivos parámetros:</text:span></text:p>
                  <text:p text:style-name="P17"><text:span text:style-name="T13"><text:tab/>$ . ./fepini.sh</text:span></text:p>
                  <text:p text:style-name="P18"><text:span text:style-name="T13">#TODO---&gt;faltan algunos mas</text:span></text:p>
                </text:list-item>
                <text:list-item>
                  <text:p text:style-name="P17"><text:span text:style-name="T13">Cada comando indicara si la salida fue exitoso o no, enviando por el archivo de log el detalle del mismo.(/comandos/log)</text:span></text:p>
                </text:list-item>
              </text:list>
            </text:list-item>
          </text:list>
        </text:list-item>
      </text:list>
      <text:p text:style-name="P14"><text:span text:style-name="titulo2"><text:span text:style-name="T21"/></text:span></text:p>
      <text:h text:style-name="P20" text:outline-level="1"><text:span text:style-name="titulo2"><text:span text:style-name="T1">Diagrama de Procesos</text:span></text:span></text:h>
      <text:h text:style-name="P20" text:outline-level="1"><text:span text:style-name="titulo2"><text:span text:style-name="T1">Hoja de Ruta para la Correción</text:span></text:span></text:h>
      <text:h text:style-name="P20" text:outline-level="1"><text:span text:style-name="titulo2"><text:span text:style-name="T1">Comandos solicitados</text:span></text:span></text:h>
      <text:h text:style-name="P20" text:outline-level="1"><text:span text:style-name="titulo2"><text:span text:style-name="T1">Comandos Auxiliares</text:span></text:span></text:h>
      <text:h text:style-name="P20" text:outline-level="1"><text:span text:style-name="titulo2"><text:span text:style-name="T1">Archivos Auxiliares</text:span></text:span></text:h>
      <text:h text:style-name="P20" text:outline-level="1"><text:span text:style-name="titulo2"><text:span text:style-name="T1">Apéndice</text:span></text:span>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Encabezado_20_del_20_índice" style:display-name="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ULOS" style:family="paragraph" style:parent-style-name="Encabezado_20_del_20_índice">
      <style:text-properties style:font-name="Arial" fo:font-size="24pt" style:font-size-asian="24pt" style:font-name-complex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0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SUBT1" style:family="paragraph" style:parent-style-name="Standard">
      <style:text-properties style:font-name="Arial" style:font-name-complex="Arial"/>
    </style:style>
    <style:style style:name="SUB1" style:family="paragraph" style:parent-style-name="SUBT1">
      <style:text-properties fo:font-weight="bold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titulo2" style:family="text">
      <style:text-properties style:font-name="Century Schoolbook L" fo:font-size="24pt" style:text-underline-style="none" fo:font-weight="normal" style:font-size-asian="24pt" style:font-weight-asian="normal" style:font-size-complex="24pt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subtitulo_20_1" style:display-name="subtitulo 1" style:family="text">
      <style:text-properties style:font-name="Century Schoolbook L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OpenSymbol" style:font-name-asian="OpenSymbol" style:font-name-complex="OpenSymbol"/>
    </style:style>
    <style:style style:name="RTF_5f_Num_20_2_20_3" style:display-name="RTF_Num 2 3" style:family="text">
      <style:text-properties style:font-name="OpenSymbol" style:font-name-asian="OpenSymbol" style:font-name-complex="OpenSymbol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OpenSymbol" style:font-name-asian="OpenSymbol" style:font-name-complex="OpenSymbol"/>
    </style:style>
    <style:style style:name="RTF_5f_Num_20_2_20_6" style:display-name="RTF_Num 2 6" style:family="text">
      <style:text-properties style:font-name="OpenSymbol" style:font-name-asian="OpenSymbol" style:font-name-complex="OpenSymbol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OpenSymbol" style:font-name-asian="OpenSymbol" style:font-name-complex="OpenSymbol"/>
    </style:style>
    <style:style style:name="RTF_5f_Num_20_2_20_9" style:display-name="RTF_Num 2 9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_20_2" style:num-suffix="." text:bullet-char="◦">
        <style:list-level-properties text:space-before="0.635cm" text:min-label-width="0.635cm"/>
        <style:text-properties style:font-name="OpenSymbol"/>
      </text:list-level-style-bullet>
      <text:list-level-style-bullet text:level="3" text:style-name="RTF_5f_Num_20_2_20_3" style:num-suffix="." text:bullet-char="▪">
        <style:list-level-properties text:space-before="1.27cm" text:min-label-width="0.635cm"/>
        <style:text-properties style:font-name="OpenSymbol"/>
      </text:list-level-style-bullet>
      <text:list-level-style-bullet text:level="4" text:style-name="RTF_5f_Num_20_2_20_4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_20_5" style:num-suffix="." text:bullet-char="◦">
        <style:list-level-properties text:space-before="2.54cm" text:min-label-width="0.635cm"/>
        <style:text-properties style:font-name="OpenSymbol"/>
      </text:list-level-style-bullet>
      <text:list-level-style-bullet text:level="6" text:style-name="RTF_5f_Num_20_2_20_6" style:num-suffix="." text:bullet-char="▪">
        <style:list-level-properties text:space-before="3.175cm" text:min-label-width="0.635cm"/>
        <style:text-properties style:font-name="OpenSymbol"/>
      </text:list-level-style-bullet>
      <text:list-level-style-bullet text:level="7" text:style-name="RTF_5f_Num_20_2_20_7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_20_8" style:num-suffix="." text:bullet-char="◦">
        <style:list-level-properties text:space-before="4.445cm" text:min-label-width="0.635cm"/>
        <style:text-properties style:font-name="OpenSymbol"/>
      </text:list-level-style-bullet>
      <text:list-level-style-bullet text:level="9" text:style-name="RTF_5f_Num_20_2_20_9" style:num-suffix="." text:bullet-char="▪">
        <style:list-level-properties text:space-before="5.08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Grupo 5 <text:s/>Tema O<text:tab/><text:tab/><text:page-number text:select-page="current">10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onardo </meta:initial-creator>
    <meta:creation-date>2010-10-11T00:18:28</meta:creation-date>
    <dc:date>2010-10-11T22:06:38</dc:date>
    <dc:creator>leonardo </dc:creator>
    <meta:editing-duration>PT07H07M20S</meta:editing-duration>
    <meta:editing-cycles>18</meta:editing-cycles>
    <meta:generator>OpenOffice.org/3.1$Linux OpenOffice.org_project/310m19$Build-9420</meta:generator>
    <meta:document-statistic meta:table-count="0" meta:image-count="0" meta:object-count="0" meta:page-count="10" meta:paragraph-count="58" meta:word-count="495" meta:character-count="2984"/>
  </office:meta>
</office:document-meta>
</file>